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is_country_typ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ORVETTE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ORVETTE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ORVETTE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ORVETTE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ESTROY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ESTROY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ESTROY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ESTROY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RUIS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RUIS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RUIS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RUISER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BB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BB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BB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BB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N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N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N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N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S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S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S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S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M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M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M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M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X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X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1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X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XLF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2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0.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NIGMATIC_ENCODER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ENIGMATIC_ENCOD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